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10903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0432" calcext:value-type="float">
            <text:p>35.4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903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0264" calcext:value-type="float">
            <text:p>35.6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903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903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903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903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6968" calcext:value-type="float">
            <text:p>35.1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903</text:p>
          </table:table-cell>
          <table:table-cell office:value-type="string" calcext:value-type="string">
            <text:p>201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9368" calcext:value-type="float">
            <text:p>35.3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903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724" calcext:value-type="float">
            <text:p>35.0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903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2896" calcext:value-type="float">
            <text:p>35.3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903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3272" calcext:value-type="float">
            <text:p>35.3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903</text:p>
          </table:table-cell>
          <table:table-cell office:value-type="string" calcext:value-type="string">
            <text:p>201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903</text:p>
          </table:table-cell>
          <table:table-cell office:value-type="string" calcext:value-type="string">
            <text:p>201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4544" calcext:value-type="float">
            <text:p>35.5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903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0664" calcext:value-type="float">
            <text:p>35.03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903</text:p>
          </table:table-cell>
          <table:table-cell office:value-type="string" calcext:value-type="string">
            <text:p>201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903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2152" calcext:value-type="float">
            <text:p>33.9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903</text:p>
          </table:table-cell>
          <table:table-cell office:value-type="string" calcext:value-type="string">
            <text:p>200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903</text:p>
          </table:table-cell>
          <table:table-cell office:value-type="string" calcext:value-type="string">
            <text:p>200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903</text:p>
          </table:table-cell>
          <table:table-cell office:value-type="string" calcext:value-type="string">
            <text:p>200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4448" calcext:value-type="float">
            <text:p>34.0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903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5512" calcext:value-type="float">
            <text:p>34.1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903</text:p>
          </table:table-cell>
          <table:table-cell office:value-type="string" calcext:value-type="string">
            <text:p>200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7704" calcext:value-type="float">
            <text:p>34.2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903</text:p>
          </table:table-cell>
          <table:table-cell office:value-type="string" calcext:value-type="string">
            <text:p>200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903</text:p>
          </table:table-cell>
          <table:table-cell office:value-type="string" calcext:value-type="string">
            <text:p>200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9144" calcext:value-type="float">
            <text:p>34.2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903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903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3256" calcext:value-type="float">
            <text:p>34.4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903</text:p>
          </table:table-cell>
          <table:table-cell office:value-type="string" calcext:value-type="string">
            <text:p>200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0104" calcext:value-type="float">
            <text:p>34.3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903</text:p>
          </table:table-cell>
          <table:table-cell office:value-type="string" calcext:value-type="string">
            <text:p>199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903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903</text:p>
          </table:table-cell>
          <table:table-cell office:value-type="string" calcext:value-type="string">
            <text:p>199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903</text:p>
          </table:table-cell>
          <table:table-cell office:value-type="string" calcext:value-type="string">
            <text:p>199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903</text:p>
          </table:table-cell>
          <table:table-cell office:value-type="string" calcext:value-type="string">
            <text:p>199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5928" calcext:value-type="float">
            <text:p>34.4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903</text:p>
          </table:table-cell>
          <table:table-cell office:value-type="string" calcext:value-type="string">
            <text:p>199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332" calcext:value-type="float">
            <text:p>34.1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903</text:p>
          </table:table-cell>
          <table:table-cell office:value-type="string" calcext:value-type="string">
            <text:p>199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